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0192a" officeooo:paragraph-rsid="0000192a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normal" officeooo:rsid="0000192a" officeooo:paragraph-rsid="0000192a" style:font-size-asian="12.25pt" style:font-weight-asian="normal" style:font-size-complex="14pt" style:font-weight-complex="normal"/>
    </style:style>
    <style:style style:name="P3" style:family="paragraph" style:parent-style-name="Preformatted_20_Text">
      <style:text-properties style:font-name="Liberation Serif" fo:font-size="14pt" fo:font-weight="normal" officeooo:paragraph-rsid="0000192a"/>
    </style:style>
    <style:style style:name="P4" style:family="paragraph" style:parent-style-name="Preformatted_20_Text">
      <style:text-properties officeooo:paragraph-rsid="0001b303"/>
    </style:style>
    <style:style style:name="P5" style:family="paragraph" style:parent-style-name="Preformatted_20_Text">
      <style:text-properties fo:font-variant="normal" fo:text-transform="none" fo:color="#111827" style:font-name="Liberation Serif" fo:font-size="14pt" fo:letter-spacing="normal" fo:font-style="normal" fo:font-weight="normal" officeooo:paragraph-rsid="0000192a" style:font-size-asian="14pt" style:font-size-complex="14pt"/>
    </style:style>
    <style:style style:name="P6" style:family="paragraph" style:parent-style-name="Preformatted_20_Text">
      <style:text-properties officeooo:paragraph-rsid="0001b303"/>
    </style:style>
    <style:style style:name="P7" style:family="paragraph" style:parent-style-name="Preformatted_20_Text">
      <style:text-properties officeooo:paragraph-rsid="0002dd3b"/>
    </style:style>
    <style:style style:name="P8" style:family="paragraph" style:parent-style-name="Preformatted_20_Text">
      <style:text-properties officeooo:paragraph-rsid="0003cc05"/>
    </style:style>
    <style:style style:name="P9" style:family="paragraph" style:parent-style-name="Text_20_body">
      <style:paragraph-properties fo:padding="0cm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111827" style:font-name="ui-monospace" fo:font-size="9.75pt" fo:letter-spacing="normal" fo:font-style="normal" fo:font-weight="normal" officeooo:rsid="0001b303" style:font-size-asian="14pt" style:font-size-complex="14pt" loext:padding="0cm" loext:border="none"/>
    </style:style>
    <style:style style:name="T3" style:family="text">
      <style:text-properties fo:font-variant="normal" fo:text-transform="none" fo:color="#111827" style:font-name="ui-monospace" fo:font-size="9.75pt" fo:letter-spacing="normal" fo:font-style="normal" fo:font-weight="normal" officeooo:rsid="0002dd3b" style:font-size-asian="14pt" style:font-size-complex="14pt" loext:padding="0cm" loext:border="none"/>
    </style:style>
    <style:style style:name="T4" style:family="text">
      <style:text-properties fo:font-variant="normal" fo:text-transform="none" fo:color="#111827" style:font-name="ui-monospace" fo:font-size="9.75pt" fo:letter-spacing="normal" fo:font-style="normal" fo:font-weight="normal" officeooo:rsid="0003cc05" style:font-size-asian="14pt" style:font-size-complex="14pt" loext:padding="0cm" loext:border="none"/>
    </style:style>
    <style:style style:name="T5" style:family="text">
      <style:text-properties fo:font-variant="normal" fo:text-transform="none" fo:color="#111827" fo:font-size="9.75pt" fo:letter-spacing="normal" fo:font-style="normal" fo:font-weight="normal" officeooo:rsid="0002dd3b" style:font-size-asian="14pt" style:font-size-complex="14pt" loext:padding="0cm" loext:border="none"/>
    </style:style>
    <style:style style:name="T6" style:family="text">
      <style:text-properties fo:font-variant="normal" fo:text-transform="none" fo:color="#111827" fo:font-size="9.75pt" fo:letter-spacing="normal" fo:font-style="normal" fo:font-weight="normal" officeooo:rsid="0003cc05" style:font-size-asian="14pt" style:font-size-complex="14pt" loext:padding="0cm" loext:border="none"/>
    </style:style>
    <style:style style:name="T7" style:family="text">
      <style:text-properties fo:font-variant="normal" fo:text-transform="none" fo:color="#111827" fo:letter-spacing="normal" fo:font-style="normal" style:font-size-asian="14pt" style:font-size-complex="14pt"/>
    </style:style>
    <style:style style:name="T8" style:family="text">
      <style:text-properties fo:font-variant="normal" fo:text-transform="none" fo:color="#111827" fo:letter-spacing="normal" fo:font-style="normal" style:font-size-asian="14pt" style:font-size-complex="14pt" loext:padding="0cm" loext:border="none"/>
    </style:style>
    <style:style style:name="T9" style:family="text">
      <style:text-properties fo:font-variant="normal" fo:text-transform="none" fo:color="#111827" fo:letter-spacing="normal" fo:font-style="normal" fo:font-weight="normal" officeooo:rsid="0002dd3b" loext:padding="0cm" loext:border="none"/>
    </style:style>
    <style:style style:name="T10" style:family="text">
      <style:text-properties fo:font-variant="normal" fo:text-transform="none" fo:color="#111827" style:font-name="Inter" fo:font-size="12pt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fo:color="#111827" style:font-name="Liberation Serif" fo:font-size="14pt" fo:letter-spacing="normal" fo:font-style="normal" fo:font-weight="normal" officeooo:rsid="0001b303" style:font-size-asian="14pt" style:font-size-complex="14pt"/>
    </style:style>
    <style:style style:name="T12" style:family="text">
      <style:text-properties fo:font-variant="normal" fo:text-transform="none" fo:color="#111827" style:font-name="Liberation Serif" fo:font-size="14pt" fo:letter-spacing="normal" fo:font-style="normal" fo:font-weight="normal" officeooo:rsid="0001b303" style:font-size-asian="14pt" style:font-size-complex="14pt" loext:padding="0cm" loext:border="none"/>
    </style:style>
    <style:style style:name="T13" style:family="text">
      <style:text-properties fo:font-variant="normal" fo:text-transform="none" fo:color="#111827" style:font-name="Liberation Serif" fo:font-size="14pt" fo:letter-spacing="normal" fo:font-style="normal" fo:font-weight="normal" officeooo:rsid="0002dd3b" style:font-size-asian="14pt" style:font-size-complex="14pt" loext:padding="0cm" loext:border="none"/>
    </style:style>
    <style:style style:name="T14" style:family="text">
      <style:text-properties fo:font-variant="normal" fo:text-transform="none" fo:color="#111827" style:font-name="Liberation Serif" fo:font-size="9.75pt" fo:letter-spacing="normal" fo:font-style="normal" fo:font-weight="normal" officeooo:rsid="0001b303" style:font-size-asian="14pt" style:font-size-complex="14pt" loext:padding="0cm" loext:border="none"/>
    </style:style>
    <style:style style:name="T15" style:family="text">
      <style:text-properties fo:font-variant="normal" fo:text-transform="none" fo:color="#111827" style:font-name="Liberation Serif" fo:font-size="9.75pt" fo:letter-spacing="normal" fo:font-style="normal" fo:font-weight="normal" officeooo:rsid="0002dd3b" style:font-size-asian="14pt" style:font-size-complex="14pt" loext:padding="0cm" loext:border="none"/>
    </style:style>
    <style:style style:name="T16" style:family="text">
      <style:text-properties fo:font-variant="normal" fo:text-transform="none" fo:color="#111827" style:font-name="Liberation Serif" fo:font-size="9.75pt" fo:letter-spacing="normal" fo:font-style="normal" fo:font-weight="normal" officeooo:rsid="0003cc05" style:font-size-asian="14pt" style:font-size-complex="14pt" loext:padding="0cm" loext:border="none"/>
    </style:style>
    <style:style style:name="T17" style:family="text">
      <style:text-properties fo:font-variant="normal" fo:text-transform="none" fo:color="#111827" style:font-name="Liberation Serif" fo:font-size="14pt" fo:letter-spacing="normal" fo:font-style="normal" fo:font-weight="normal" officeooo:rsid="0001b303" style:font-size-asian="14pt" style:font-size-complex="14pt" loext:padding="0cm" loext:border="none"/>
    </style:style>
    <style:style style:name="T18" style:family="text">
      <style:text-properties fo:font-variant="normal" fo:text-transform="none" fo:color="#111827" style:font-name="Liberation Serif" fo:font-size="14pt" fo:letter-spacing="normal" fo:font-style="normal" fo:font-weight="normal" officeooo:rsid="0002dd3b" style:font-size-asian="14pt" style:font-size-complex="14pt" loext:padding="0cm" loext:border="none"/>
    </style:style>
    <style:style style:name="T19" style:family="text">
      <style:text-properties fo:font-variant="normal" fo:text-transform="none" fo:color="#111827" style:font-name="Liberation Serif" fo:font-size="14pt" fo:letter-spacing="normal" fo:font-style="normal" fo:font-weight="normal" officeooo:rsid="0003cc05" style:font-size-asian="14pt" style:font-size-complex="14pt" loext:padding="0cm" loext:border="none"/>
    </style:style>
    <style:style style:name="T20" style:family="text">
      <style:text-properties fo:font-variant="normal" fo:text-transform="none" fo:color="#111827" style:font-name="Liberation Serif" fo:font-size="14pt" fo:letter-spacing="normal" fo:font-style="normal" fo:font-weight="normal" officeooo:rsid="00058592" style:font-size-asian="14pt" style:font-size-complex="14pt" loext:padding="0cm" loext:border="none"/>
    </style:style>
    <style:style style:name="T21" style:family="text">
      <style:text-properties fo:font-variant="normal" fo:text-transform="none" fo:color="#111827" style:font-name="Liberation Serif" fo:letter-spacing="normal" fo:font-style="normal" fo:font-weight="normal" officeooo:rsid="0002dd3b" loext:padding="0cm" loext:border="none"/>
    </style:style>
    <style:style style:name="T22" style:family="text">
      <style:text-properties fo:font-variant="normal" fo:text-transform="none" fo:color="#111827" style:font-name="Liberation Serif" fo:letter-spacing="normal" fo:font-style="normal" fo:font-weight="normal" officeooo:rsid="0003cc05" loext:padding="0cm" loext:border="none"/>
    </style:style>
    <style:style style:name="T23" style:family="text">
      <style:text-properties fo:font-variant="normal" fo:text-transform="none" fo:color="#111827" fo:font-size="14pt" fo:letter-spacing="normal" fo:font-style="normal" fo:font-weight="normal" officeooo:rsid="0002dd3b" style:font-size-asian="14pt" style:font-size-complex="14pt" loext:padding="0cm" loext:border="none"/>
    </style:style>
    <style:style style:name="T24" style:family="text">
      <style:text-properties fo:font-variant="normal" fo:text-transform="none" fo:color="#111827" fo:font-size="14pt" fo:letter-spacing="normal" fo:font-style="normal" fo:font-weight="normal" officeooo:rsid="0003cc05" style:font-size-asian="14pt" style:font-size-complex="14pt" loext:padding="0cm" loext:border="none"/>
    </style:style>
    <style:style style:name="T25" style:family="text">
      <style:text-properties officeooo:rsid="0000192a" style:font-size-asian="12.25pt" style:font-weight-asian="normal" style:font-size-complex="14pt" style:font-weight-complex="normal"/>
    </style:style>
    <style:style style:name="T26" style:family="text">
      <style:text-properties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: Docker Networking</text:p>
      <text:p text:style-name="P2"/>
      <text:p text:style-name="P2">Q-1 Explore the current setup and identify the no. of networks that exits on this system.</text:p>
      <text:p text:style-name="P2">A-1 docker network ls</text:p>
      <text:p text:style-name="P2">3 Networks are existing.</text:p>
      <text:p text:style-name="P2"/>
      <text:p text:style-name="P2">Q-2 What is the ID associated with the bridge network ?</text:p>
      <text:p text:style-name="P2">A-2 7f421b7f68e8</text:p>
      <text:p text:style-name="P2"/>
      <text:p text:style-name="P2">Q-3 We just run a container named alpine-1. Identify the network it is attached to.</text:p>
      <text:p text:style-name="P2">A-3 docker inspect “container_id”</text:p>
      <text:p text:style-name="P2">Network attached is <text:span text:style-name="T1">host</text:span></text:p>
      <text:p text:style-name="P2"/>
      <text:p text:style-name="P2">Q-4 docker network ls</text:p>
      <text:p text:style-name="P2"><text:s text:c="8"/>docker inspect “container_id”</text:p>
      <text:p text:style-name="P2">look for bridge network section &amp; find subnet:- 172.12.0.0/24</text:p>
      <text:p text:style-name="P2"/>
      <text:p text:style-name="P2">Q-5 Run a container named alpine-2 using the alpine image and attach it to the none network.</text:p>
      <text:p text:style-name="P2"/>
      <text:p text:style-name="P3"><text:span text:style-name="T25">A-5 </text:span><text:span text:style-name="T7">docker run --name alpine-2 --network=none alpine</text:span></text:p>
      <text:p text:style-name="P5"/>
      <text:p text:style-name="P4"><text:span text:style-name="T11">Q-6 </text:span><text:span text:style-name="T10">Create a new network named </text:span><text:span text:style-name="Source_20_Text"><text:span text:style-name="T8">wp-mysql-network</text:span></text:span><text:span text:style-name="T7"> </text:span><text:span text:style-name="T10">using the </text:span><text:span text:style-name="Source_20_Text"><text:span text:style-name="T8">bridge</text:span></text:span><text:span text:style-name="T7"> </text:span><text:span text:style-name="T10">driver. Allocate subnet </text:span><text:span text:style-name="Source_20_Text"><text:span text:style-name="T8">182.18.0.1/24</text:span></text:span><text:span text:style-name="T10">. Configure </text:span><text:span text:style-name="Source_20_Text"><text:span text:style-name="T8">Gateway 182.18.0.1</text:span></text:span></text:p>
      <text:p text:style-name="P4"><text:span text:style-name="Source_20_Text"><text:span text:style-name="T12"/></text:span></text:p>
      <text:p text:style-name="P4"><text:span text:style-name="Source_20_Text"><text:span text:style-name="T12">A-6 </text:span></text:span><text:span text:style-name="Source_20_Text"><text:span text:style-name="T12">docker network create --driver bridge --subnet 182.18.0.1/24 --gateway 182.18.0.1 wp-mysql-network</text:span></text:span></text:p>
      <text:p text:style-name="P4"><text:span text:style-name="Source_20_Text"><text:span text:style-name="T12"/></text:span></text:p>
      <text:p text:style-name="P7"><text:span text:style-name="Source_20_Text"><text:span text:style-name="T13">To varify this,</text:span></text:span></text:p>
      <text:p text:style-name="P7"><text:span text:style-name="Source_20_Text"><text:span text:style-name="T13">docker network inspect wp-mysql-network</text:span></text:span></text:p>
      <text:p text:style-name="P7"><text:span text:style-name="Source_20_Text"><text:span text:style-name="T13"/></text:span></text:p>
      <text:p text:style-name="P7"><text:span text:style-name="Source_20_Text"><text:span text:style-name="T13">Q-7 Deploy a </text:span></text:span><text:span text:style-name="Source_20_Text"><text:span text:style-name="T23">mysql</text:span></text:span><text:span text:style-name="Source_20_Text"><text:span text:style-name="T13"> database using the </text:span></text:span><text:span text:style-name="Source_20_Text"><text:span text:style-name="T23">mysql:5.6</text:span></text:span><text:span text:style-name="Source_20_Text"><text:span text:style-name="T13"> image and name it </text:span></text:span><text:span text:style-name="Source_20_Text"><text:span text:style-name="T23">mysql-db</text:span></text:span><text:span text:style-name="Source_20_Text"><text:span text:style-name="T13">. Attach it to the newly created network </text:span></text:span><text:span text:style-name="Source_20_Text"><text:span text:style-name="T23">wp-mysql-network</text:span></text:span></text:p>
      <text:p text:style-name="Text_20_body"/>
      <text:p text:style-name="P9"><text:span text:style-name="T26">Set the database password to use </text:span><text:span text:style-name="Source_20_Text"><text:span text:style-name="T26">db_pass123</text:span></text:span><text:span text:style-name="T26">. The environment variable to set is </text:span><text:span text:style-name="Source_20_Text"><text:span text:style-name="T26">MYSQL_ROOT_PASSWORD</text:span></text:span><text:span text:style-name="T26">.</text:span></text:p>
      <text:p text:style-name="P7"><text:span text:style-name="Source_20_Text"><text:span text:style-name="T13">A-7 <text:s/></text:span></text:span><text:span text:style-name="Source_20_Text"><text:span text:style-name="T13">docker run -d -e MYSQL_ROOT_PASSWORD=db_pass123 --name mysql-db --network wp-mysql-network mydql:5.6</text:span></text:span></text:p>
      <text:p text:style-name="P7"><text:span text:style-name="Source_20_Text"><text:span text:style-name="T13"/></text:span></text:p>
      <text:p text:style-name="P8"><text:span text:style-name="Source_20_Text"><text:span text:style-name="T19">Q-8 Deploy a web application named </text:span></text:span><text:span text:style-name="Source_20_Text"><text:span text:style-name="T24">webapp</text:span></text:span><text:span text:style-name="Source_20_Text"><text:span text:style-name="T19"> using the </text:span></text:span><text:span text:style-name="Source_20_Text"><text:span text:style-name="T24">kodekloud/simple-webapp-mysql</text:span></text:span><text:span text:style-name="Source_20_Text"><text:span text:style-name="T19"> image. Expose the port to 38080 on the host.<text:line-break/><text:line-break/>The application makes use of two environment variable:<text:line-break/></text:span></text:span><text:soft-page-break/><text:span text:style-name="Source_20_Text"><text:span text:style-name="T19">1: </text:span></text:span><text:span text:style-name="Source_20_Text"><text:span text:style-name="T24">DB_Host</text:span></text:span><text:span text:style-name="Source_20_Text"><text:span text:style-name="T19"> with the value </text:span></text:span><text:span text:style-name="Source_20_Text"><text:span text:style-name="T24">mysql-db</text:span></text:span><text:span text:style-name="Source_20_Text"><text:span text:style-name="T19">.<text:line-break/>2: </text:span></text:span><text:span text:style-name="Source_20_Text"><text:span text:style-name="T24">DB_Password</text:span></text:span><text:span text:style-name="Source_20_Text"><text:span text:style-name="T19"> with the value </text:span></text:span><text:span text:style-name="Source_20_Text"><text:span text:style-name="T24">db_pass123</text:span></text:span><text:span text:style-name="Source_20_Text"><text:span text:style-name="T19">.<text:line-break/>Make sure to attach it to the newly created network called </text:span></text:span><text:span text:style-name="Source_20_Text"><text:span text:style-name="T24">wp-mysql-network</text:span></text:span><text:span text:style-name="Source_20_Text"><text:span text:style-name="T19">.</text:span></text:span></text:p>
      <text:p text:style-name="Text_20_body"/>
      <text:p text:style-name="P9"><text:span text:style-name="T26">Also make sure to link the </text:span><text:span text:style-name="Source_20_Text"><text:span text:style-name="T26">MySQL</text:span></text:span><text:span text:style-name="T26"> and the </text:span><text:span text:style-name="Source_20_Text"><text:span text:style-name="T26">webapp</text:span></text:span><text:span text:style-name="T26"> container.</text:span></text:p>
      <text:p text:style-name="P8"><text:span text:style-name="Source_20_Text"><text:span text:style-name="T19">A-8 </text:span></text:span></text:p>
      <text:p text:style-name="P8"><text:span text:style-name="Source_20_Text"><text:span text:style-name="T19">network -e DB_Host=mysql-db -e DB_Password=db_pass123 -p 38080:8080 --name webapp --link mysql-db:mysql-db -d kodekloud/simple-webapp-mysql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07T00:43:28.011078575</dc:date>
    <meta:editing-duration>PT1H24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5" meta:word-count="269" meta:character-count="1792" meta:non-whitespace-character-count="1546"/>
  </office:meta>
</office:document-meta>
</file>